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Verdana" svg:font-family="Verdana" style:font-family-generic="swiss"/>
    <style:font-face style:name="Arial Unicode MS" svg:font-family="'Arial Unicode M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ksten synomus portfolio</text:p>
      <text:p text:style-name="Standard"/>
      <text:p text:style-name="Standard">Synomus is een service die tekstschrijvers helpt om hun teksten te verbeteren. Dat gebeurt door een tekst te doorlopen op synoniemen en dan aan de gebruiker aan te bieden in de context van een editor.</text:p>
      <text:p text:style-name="Standard"/>
      <text:p text:style-name="Standard">Synomus is a service that helps text writers to improve their texts. It does that <text:s/>by scanning texts for synonyms, and then offering it to the user in the context of an editor.</text:p>
      <text:p text:style-name="Standard"/>
      <text:p text:style-name="Standard"/>
      <text:p text:style-name="Standard">De applicatie wordt aangeboden als abonnement . Op een portaalsite kunnen potentiele gebruikers informatie bekijken, registreren en betalen. Na registratie is login op de app mogelijk.</text:p>
      <text:p text:style-name="Standard"/>
      <text:p text:style-name="Standard">The app is presented as a subscription service. On a portalsite potential users can view information about the app, register, and pay. After registration login on the app is possible.</text:p>
      <text:p text:style-name="Standard"/>
      <text:p text:style-name="Standard">De applicatie bestaat uit een Joomla front-end, het eigenlijke programma (angular JS), een node JS back-end en een Mongo database. Daarnaast is er een aparte applicatie om de benodigde data aan te leveren en te wijzigen.</text:p>
      <text:p text:style-name="Standard"/>
      <text:p text:style-name="Standard">The app consists of a Joomla front-end, the actual program (angular JS), a Node JS backend, and a Mongo database. Besides that there is a separate application that supports and maintains the database.</text:p>
      <text:p text:style-name="Standard"/>
      <text:p text:style-name="Standard">--------*******----------------*******----------------*******--------</text:p>
      <text:p text:style-name="Standard"/>
      <text:p text:style-name="Standard">Mongofiller is een administratieve applicatie die woorden uit de Nederlandse taal catalogiseert. Woorden worden ingedeeld in types en subtypes en krijgen eigenschappen toegevoegd. Dit wordt allemaal opgeslagen in een database, waar andere applicaties dan weer uit kunnen putten.</text:p>
      <text:p text:style-name="Standard"/>
      <text:p text:style-name="Standard">Mongofiller is an administrative tool that catagorizes the Dutch language. Words can be divised into types and subtypes and get properties like their synonyms. This will be stored in a database where other applications like Synomus can make use of.</text:p>
      <text:p text:style-name="Standard"/>
      <text:p text:style-name="Standard">Het programma heeft verschillende voorzieningen om handig met taal om te kunnen gaan. Zo heeft het een zoekfunctie, pagineert het grote datasets, en doet het suggesties voor synoniemen. </text:p>
      <text:p text:style-name="Standard"/>
      <text:p text:style-name="Standard">The program has several features to cope with language in a handy way. There is for example a search function, large datasets are paginated, and suggestions <text:s/>for synonyms are given on the fly.</text:p>
      <text:p text:style-name="Standard"/>
      <text:p text:style-name="Standard"/>
      <text:p text:style-name="Standard"/>
      <text:p text:style-name="Standard"><text:soft-page-break/></text:p>
      <text:p text:style-name="Standard"/>
      <text:p text:style-name="Standard">Application development for Web and Mobile. Front end experience with Java, Applicatieontwikkeling voor Web en Mobile. Front end ervaring met Java, Java-Script, HTML5. Backend ervaring met Spring-Boot, Mongo-DB, Node JS. Wanneer ik zou moeten kiezen beschrijf ik mezelf als een front-end ontwikkelaar die in staat is een applicatie als geheel te ontwerpen,te overzien, en te bouwen. Sleutelwoorden zijn Probleemoplossing, Creativiteit en Doorzettingsvermogen.Java-Scripts, HTML5. Back end experience with Spring-Boot, Node JS and Mongo DB. When given the choice I'd describe myself as a front end developer who is capable of designing, overseeing and building an application. Keywords Problemsolving, Creativity and Perseverance.</text:p>
      <text:p text:style-name="Standard"/>
      <text:p text:style-name="Standard"/>
      <text:p text:style-name="Standard">Ik zoek een plek waar ik in teamverband de dingen kan doen die ik leuk vind, software ontwikkelen. Ik vind dat de dingen die ik maak goed zijn, in de context van jullie bedrijf worden ze nog beter.</text:p>
      <text:p text:style-name="Standard"/>
      <text:p text:style-name="Standard">Als een ervaren ontwikkelaar die geniet van alle nieuwe technologieën die we de komende 10 jaar gaan meemaken, zoals bijvoorbeeld kunstmatige intelligentie.</text:p>
      <text:p text:style-name="Standard"/>
      <text:p text:style-name="Standard">Ik zou het leuk vinden om eens met jullie te kletsen in ieder geval. Ik zou je ook dringend willen vragen om niet al te veel op mijn leeftijd te letten. Ga ervan uit dat ik een flexibel iemand ben die het lef heeft gehad om zich om te scholen naar zijn passie. Mocht je bijv mijn code willen bekijken, stuur even een apart mailtje, dan kan ik je wat van mijn private repositories sturen.</text:p>
      <text:p text:style-name="Standard">Mvg, Ap Reinders.</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Verdana" svg:font-family="Verdana" style:font-family-generic="swiss"/>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nl" fo:country="NL"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Verdan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p Reinders</meta:initial-creator>
    <meta:creation-date>2017-05-09T10:49:34</meta:creation-date>
    <meta:document-statistic meta:table-count="0" meta:image-count="0" meta:object-count="0" meta:page-count="2" meta:paragraph-count="17" meta:word-count="577" meta:character-count="3647"/>
    <dc:date>2017-05-11T11:18:36</dc:date>
    <dc:creator>Ap Reinders</dc:creator>
    <meta:editing-duration>PT18H42M30S</meta:editing-duration>
    <meta:editing-cycles>1</meta:editing-cycles>
    <meta:generator>OpenOffice/4.0.1$Unix OpenOffice.org_project/401m5$Build-9714</meta:generator>
  </office:meta>
</office:document-meta>
</file>